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_nom</text:p>
          </table:table-cell>
          <table:table-cell office:value-type="string" calcext:value-type="string">
            <text:p>D_ex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_i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]"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table:formula="of:=[.B2]-2*[.C2]"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3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3]-2*[.C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4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4]-2*[.C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5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5]-2*[.C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6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6]-2*[.C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7]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7]-2*[.C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8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B8]-2*[.C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9]" office:value-type="float" office:value="40" calcext:value-type="float">
            <text:p>40</text:p>
          </table:table-cell>
          <table:table-cell office:value-type="float" office:value="3.5" calcext:value-type="float">
            <text:p>3,5</text:p>
          </table:table-cell>
          <table:table-cell table:formula="of:=[.B9]-2*[.C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0]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B10]-2*[.C1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11]" office:value-type="float" office:value="63" calcext:value-type="float">
            <text:p>63</text:p>
          </table:table-cell>
          <table:table-cell office:value-type="float" office:value="4.5" calcext:value-type="float">
            <text:p>4,5</text:p>
          </table:table-cell>
          <table:table-cell table:formula="of:=[.B11]-2*[.C11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2]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formula="of:=[.B12]-2*[.C1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3]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[.B13]-2*[.C13]"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08:43:27.4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3:40:05.122000000</meta:creation-date>
    <dc:date>2022-10-27T12:28:00.681000000</dc:date>
    <meta:editing-duration>PT4H19M42S</meta:editing-duration>
    <meta:editing-cycles>5</meta:editing-cycles>
    <meta:generator>LibreOffice/7.2.5.2$Windows_X86_64 LibreOffice_project/499f9727c189e6ef3471021d6132d4c694f357e5</meta:generator>
    <meta:document-statistic meta:table-count="1" meta:cell-count="52" meta:object-count="0"/>
  </office:meta>
</office:document-meta>
</file>